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C000003B6035C46C8B30F8FF8.png" manifest:media-type="image/png"/>
  <manifest:file-entry manifest:full-path="Pictures/100000010000050C000003B65F559AD17E71CE59.png" manifest:media-type="image/png"/>
  <manifest:file-entry manifest:full-path="Pictures/100000010000050F000003BC70CA2E33DDC0D8A0.png" manifest:media-type="image/png"/>
  <manifest:file-entry manifest:full-path="Pictures/100000010000050F000003BCCBB35FEE701ED1F7.png" manifest:media-type="image/png"/>
  <manifest:file-entry manifest:full-path="Pictures/100000010000050F000003BCA6BC994A547CBE23.png" manifest:media-type="image/png"/>
  <manifest:file-entry manifest:full-path="Pictures/100000010000050C000003B63C457D4A14B6C8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1ebe" officeooo:paragraph-rsid="000c1ebe"/>
    </style:style>
    <style:style style:name="P2" style:family="paragraph" style:parent-style-name="Standard">
      <style:text-properties fo:font-size="24pt" fo:font-weight="bold" officeooo:rsid="000c1ebe" officeooo:paragraph-rsid="000c1ebe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24pt" fo:font-weight="bold" officeooo:rsid="000f451c" officeooo:paragraph-rsid="000f451c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24pt" fo:font-weight="bold" officeooo:rsid="0010b238" officeooo:paragraph-rsid="0010b238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24pt" fo:font-weight="bold" officeooo:rsid="00132538" officeooo:paragraph-rsid="00132538" style:font-size-asian="24pt" style:font-weight-asian="bold" style:font-size-complex="24pt" style:font-weight-complex="bold"/>
    </style:style>
    <style:style style:name="P6" style:family="paragraph" style:parent-style-name="Standard">
      <style:text-properties fo:font-size="24pt" fo:font-weight="bold" officeooo:rsid="00145965" officeooo:paragraph-rsid="00145965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sk 1:<text:line-break/><draw:frame draw:style-name="fr1" draw:name="Image1" text:anchor-type="char" svg:x="-0.0398in" svg:y="0.4598in" svg:width="6.9252in" svg:height="5.0917in" draw:z-index="0"><draw:image xlink:href="Pictures/100000010000050C000003B63C457D4A14B6C8A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Task 2:</text:p>
      <text:p text:style-name="P2"/>
      <text:p text:style-name="P1"><draw:frame draw:style-name="fr2" draw:name="Image2" text:anchor-type="char" svg:width="6.9252in" svg:height="5.1118in" draw:z-index="3"><draw:image xlink:href="Pictures/100000010000050F000003BCA6BC994A547CBE23.png" xlink:type="simple" xlink:show="embed" xlink:actuate="onLoad" draw:mime-type="image/png"/></draw:frame><text:s text:c="2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Task 3:</text:p>
      <text:p text:style-name="P3"/>
      <text:p text:style-name="P3"><draw:frame draw:style-name="fr3" draw:name="Image3" text:anchor-type="char" svg:width="6.9252in" svg:height="5.0917in" draw:z-index="1"><draw:image xlink:href="Pictures/100000010000050C000003B65F559AD17E71CE59.png" xlink:type="simple" xlink:show="embed" xlink:actuate="onLoad" draw:mime-type="image/png"/></draw:frame><text:s text:c="9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Task 4:</text:p>
      <text:p text:style-name="P3"/>
      <text:p text:style-name="P3"><draw:frame draw:style-name="fr3" draw:name="Image4" text:anchor-type="char" svg:width="6.9252in" svg:height="5.0917in" draw:z-index="2"><draw:image xlink:href="Pictures/100000010000050C000003B6035C46C8B30F8FF8.png" xlink:type="simple" xlink:show="embed" xlink:actuate="onLoad" draw:mime-type="image/png"/></draw:frame><text:s text:c="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Task 5:<text:line-break/></text:p>
      <text:p text:style-name="P4"><draw:frame draw:style-name="fr2" draw:name="Image5" text:anchor-type="char" svg:width="6.9252in" svg:height="5.1118in" draw:z-index="4"><draw:image xlink:href="Pictures/100000010000050F000003BCCBB35FEE701ED1F7.png" xlink:type="simple" xlink:show="embed" xlink:actuate="onLoad" draw:mime-type="image/png"/></draw:frame><text:s text:c="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Task 6:</text:p>
      <text:p text:style-name="P5"><draw:frame draw:style-name="fr1" draw:name="Image6" text:anchor-type="char" svg:x="-0.039in" svg:y="0.0571in" svg:width="6.9252in" svg:height="5.1118in" draw:z-index="5"><draw:image xlink:href="Pictures/100000010000050F000003BC70CA2E33DDC0D8A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Task 7: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6T10:48:43.000443879</meta:creation-date>
    <dc:date>2025-09-26T12:02:12.380034178</dc:date>
    <meta:editing-duration>PT1H3M26S</meta:editing-duration>
    <meta:editing-cycles>6</meta:editing-cycles>
    <meta:generator>LibreOffice/7.3.7.2$Linux_X86_64 LibreOffice_project/30$Build-2</meta:generator>
    <meta:document-statistic meta:table-count="0" meta:image-count="6" meta:object-count="0" meta:page-count="7" meta:paragraph-count="11" meta:word-count="14" meta:character-count="92" meta:non-whitespace-character-count="42"/>
  </office:meta>
</office:document-meta>
</file>